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222222" fo:font-size="13pt" style:font-size-asian="13pt" style:font-size-complex="13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64692155</text:span></text:p>
      <text:p text:style-name="Standard"><text:span text:style-name="T1">98071555</text:span></text:p>
      <text:p text:style-name="Standard"><text:span text:style-name="T1">690623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" meta:character-count="24" meta:non-whitespace-character-count="24"/>
    <meta:generator>LibreOfficeDev/6.0.5.2$Linux_X86_64 LibreOffice_project/</meta:generator>
  </office:meta>
</office:document-meta>
</file>